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fo:min-height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1" draw:style-name="dp1" draw:master-page-name="Default" presentation:presentation-page-layout-name="AL1T0">
        <draw:frame draw:style-name="gr1" draw:layer="layout" svg:width="0.001cm" svg:height="18.737cm" svg:x="0cm" svg:y="0cm">
          <draw:text-box>
            <text:p>Lixun slide one — NEEDLE-A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2" draw:style-name="dp1" draw:master-page-name="Default">
        <draw:frame draw:style-name="gr1" draw:layer="layout" svg:width="0.001cm" svg:height="18.737cm" svg:x="0cm" svg:y="0cm">
          <draw:text-box>
            <text:p>Lixun slide two — NEEDLE-B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Sans NF" style:font-family-complex="'NotoSans NF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Sans NF" style:font-family-complex="'NotoSans NF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object-count="27"/>
    <meta:generator>LibreOffice/26.2.3.2$Linux_X86_64 LibreOffice_project/620$Build-2</meta:generator>
  </office:meta>
</office:document-meta>
</file>